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38e8" officeooo:paragraph-rsid="001638e8"/>
    </style:style>
    <style:style style:name="P2" style:family="paragraph" style:parent-style-name="Standard">
      <style:paragraph-properties fo:text-align="center" style:justify-single-word="false"/>
      <style:text-properties officeooo:rsid="001638e8" officeooo:paragraph-rsid="001638e8"/>
    </style:style>
    <style:style style:name="P3" style:family="paragraph" style:parent-style-name="Standard">
      <style:paragraph-properties fo:text-align="justify" style:justify-single-word="false"/>
      <style:text-properties officeooo:rsid="001638e8" officeooo:paragraph-rsid="001638e8"/>
    </style:style>
    <style:style style:name="P4" style:family="paragraph" style:parent-style-name="Standard">
      <style:paragraph-properties fo:text-align="justify" style:justify-single-word="false"/>
      <style:text-properties officeooo:rsid="001638e8" officeooo:paragraph-rsid="00167cce"/>
    </style:style>
    <style:style style:name="P5" style:family="paragraph" style:parent-style-name="Standard">
      <style:text-properties officeooo:rsid="001638e8" officeooo:paragraph-rsid="00167cce"/>
    </style:style>
    <style:style style:name="P6" style:family="paragraph" style:parent-style-name="Standard">
      <style:paragraph-properties fo:text-align="center" style:justify-single-word="false"/>
      <style:text-properties officeooo:rsid="00167cce" officeooo:paragraph-rsid="00167cce"/>
    </style:style>
    <style:style style:name="P7" style:family="paragraph" style:parent-style-name="Standard">
      <style:paragraph-properties fo:text-align="end" style:justify-single-word="false"/>
      <style:text-properties officeooo:rsid="0017a75c" officeooo:paragraph-rsid="0017a75c"/>
    </style:style>
    <style:style style:name="P8" style:family="paragraph" style:parent-style-name="Standard">
      <style:paragraph-properties fo:text-align="justify" style:justify-single-word="false"/>
      <style:text-properties officeooo:rsid="001638e8" officeooo:paragraph-rsid="00181dce"/>
    </style:style>
    <style:style style:name="P9" style:family="paragraph" style:parent-style-name="Standard">
      <style:paragraph-properties fo:text-align="justify" style:justify-single-word="false"/>
      <style:text-properties officeooo:rsid="001638e8" officeooo:paragraph-rsid="001638e8"/>
    </style:style>
    <style:style style:name="P10" style:family="paragraph" style:parent-style-name="Standard">
      <style:paragraph-properties fo:text-align="justify" style:justify-single-word="false"/>
      <style:text-properties officeooo:rsid="001638e8" officeooo:paragraph-rsid="00167cce"/>
    </style:style>
    <style:style style:name="P11" style:family="paragraph" style:parent-style-name="Standard">
      <style:text-properties officeooo:rsid="001638e8" officeooo:paragraph-rsid="001638e8"/>
    </style:style>
    <style:style style:name="P12" style:family="paragraph" style:parent-style-name="Standard">
      <style:text-properties officeooo:rsid="001638e8" officeooo:paragraph-rsid="00181dce"/>
    </style:style>
    <style:style style:name="P13" style:family="paragraph" style:parent-style-name="Standard">
      <style:paragraph-properties fo:text-align="center" style:justify-single-word="false"/>
      <style:text-properties officeooo:rsid="00167cce" officeooo:paragraph-rsid="00167c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7cce" style:font-weight-asian="bold" style:font-weight-complex="bold"/>
    </style:style>
    <style:style style:name="T3" style:family="text">
      <style:text-properties fo:font-weight="bold" officeooo:rsid="0017821c" style:font-weight-asian="bold" style:font-weight-complex="bold"/>
    </style:style>
    <style:style style:name="T4" style:family="text">
      <style:text-properties officeooo:rsid="00167cce"/>
    </style:style>
    <style:style style:name="T5" style:family="text">
      <style:text-properties officeooo:rsid="00181d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ANTIAGO DE QUERETARO A 1 DE NOVIEMBRE DEL 2023</text:p>
      <text:p text:style-name="P7"/>
      <text:p text:style-name="P2">CONTRATO DE PRÉSTAMO </text:p>
      <text:p text:style-name="P2"/>
      <text:p text:style-name="P3">CONTRATO QUE CELEBRAN POR UNA PARTE EL C. RUBEN SAUCEDO NÚÑEZ, OCIEL NÚÑEZ SÁNCHEZ, HILDA NÚÑEZ SÁNCHEZ Y GLORIA NÚÑEZ SÁNCHEZ POR SUS PROPIOS DERECHOS, A QUIEN EN LO SUCESIVO SE LES DENOMINARA “<text:span text:style-name="T1">LOS PRES</text:span><text:span text:style-name="T3">T</text:span><text:span text:style-name="T1">AMISTA</text:span><text:span text:style-name="T2">S</text:span>”; Y POR LA OTRA <text:span text:style-name="T4">PARTE </text:span>EL C. EDGAR GUERRERO NÚÑEZ , A QUIEN EN LO SUCESIVO SE LE DENOMINARA “<text:span text:style-name="T1">EL PRESTATARIO</text:span>”, LOS CUALES SE SUJETAN AL TENOR DE LAS SIGUIENTES: </text:p>
      <text:p text:style-name="P2"/>
      <text:p text:style-name="P2">D E C L A R A C I O N E S </text:p>
      <text:p text:style-name="P3"/>
      <text:p text:style-name="P3">PRIMERA.- Declaran “LOS PRESTAMISTAS”: </text:p>
      <text:p text:style-name="P3"/>
      <text:p text:style-name="P3">1. Bajo protesta de decir verdad <text:span text:style-name="T4">que están</text:span> en posibilidad de conceder el préstamo materia del presente contrato.</text:p>
      <text:p text:style-name="P3"/>
      <text:p text:style-name="P3">2. Que cuentan con la capacidad para la celebración del presente contrato, por ser mayores de edad, con domicilio en <text:span text:style-name="T5">C</text:span>alle <text:span text:style-name="T5">T</text:span>una 26 <text:span text:style-name="T5">N</text:span>umero 77 <text:span text:style-name="T5">F</text:span>raccionamiento <text:span text:style-name="T5">Z</text:span>ibata, <text:span text:style-name="T5">C</text:span>ondominio <text:span text:style-name="T5">S</text:span>ule <text:span text:style-name="T5">C.P. </text:span>76269 el marqués Querétaro, el cual señala para todos los efectos legales a que haya lugar.</text:p>
      <text:p text:style-name="P3"/>
      <text:p text:style-name="P3">SEGUNDA.- Declara “EL PRESTATARIO”: </text:p>
      <text:p text:style-name="P3"/>
      <text:p text:style-name="P3">1. Que es una persona física que cuenta con la capacidad para la celebración del presente contrato, por ser mayor de edad.</text:p>
      <text:p text:style-name="P3"/>
      <text:p text:style-name="P3">2.Señala como domicilio legal ubicado en cerrada de Jose Maria Rivera s/n colonia San Mateo en Huichapan Hidalgo. <text:s/></text:p>
      <text:p text:style-name="P3"><text:s/></text:p>
      <text:p text:style-name="P1">En razón de lo anterior, las partes otorgan las siguientes: </text:p>
      <text:p text:style-name="P2"/>
      <text:p text:style-name="P2">C L Á U S U L A S </text:p>
      <text:p text:style-name="P3"/>
      <text:p text:style-name="P3"><text:tab/>PRIMERA: OBJETO, DESTINO Y USO DEL CONTRATO.- </text:p>
      <text:p text:style-name="P3"/>
      <text:p text:style-name="P8">“LOS PRESTAMISTAS” entregan “AL PRESTATARIO”, y este recibe de conformidad, la cantidad de $100,000.00 en efectivo en <text:span text:style-name="T4">1 noviem</text:span>bre del 2023 a lo que respecta del C. Ruben Saucedo <text:span text:style-name="T4">a</text:span><text:span text:style-name="T5">l</text:span><text:span text:style-name="T4"> </text:span><text:span text:style-name="T5">Prestatario</text:span>; el C. Ociel Núñez Sánchez por medio de transferencia <text:s/>la cantidad de $<text:span text:style-name="T4">9</text:span>0,000.00, <text:span text:style-name="T4">mismo que se realizara con fecha 13 de noviembre del 2023 a la cuenta del </text:span><text:span text:style-name="T5">Prestatario</text:span>; de la C, Hilda Núñez Sánchez la cantidad de $15,000.00 <text:span text:style-name="T4">de igual forma que se realizara por medio de transferencia el dia 13 de noviembre </text:span>y Gloria Núñez Sánchez la cantidad de $10,000.00, <text:span text:style-name="T4">se realizara por medio de transferencia a la cuenta bancaria <text:s/>del </text:span><text:span text:style-name="T5">Prestatario</text:span><text:span text:style-name="T4"> con fecha 13 de noviembre del año 2023 </text:span>para adquirir el bien inmueble que se <text:span text:style-name="T5">U</text:span>bica en <text:span text:style-name="T5">O</text:span>yamel 91 colonia Misión San Jose Corregidora Queretaro y mejoras del inmueble <text:s/>como aplanados, zaguán, loseta, pisos, pintura, y etc. </text:p>
      <text:p text:style-name="P3"><text:s text:c="2"/></text:p>
      <text:p text:style-name="P3"><text:tab/>SEGUNDA: Con el objeto de pagar del prestatario a l<text:span text:style-name="T4">os</text:span> prestamista<text:span text:style-name="T4">s se llega al acuerdo</text:span> que firmara<text:span text:style-name="T4">n</text:span> pagare<text:span text:style-name="T4">s</text:span> por la cantidad <text:span text:style-name="T4">de $100,000.00, $90,000.00, $15,000.00 y $10,000.00</text:span> para cubrir la totalidad del monto prestado, <text:span text:style-name="T4">con un interés del .03% mensual. </text:span></text:p>
      <text:p text:style-name="P3"><text:soft-page-break/></text:p>
      <text:p text:style-name="P3"/>
      <text:p text:style-name="P8"><text:span text:style-name="T4"><text:tab/>TERCERO</text:span>.- FRUTOS DEL BIEN. <text:span text:style-name="T5">Los frutos principales de la propiedad serian principalmente la renta del bien inmueble, esto con la finalidad de que se liquide la totalidad de los créditos proporcionados y que están descritos en en clausulas anteriores, si alguno de los prestamistas o el prestatario requieren el uso del bien inmueble sera sujeto a aprobación de los demás involucrados.</text:span></text:p>
      <text:p text:style-name="P12"/>
      <text:p text:style-name="P1"><text:span text:style-name="T4"><text:tab/>CUARTA.-</text:span> DURACIÓN. La duración del presente contrato será a partir del <text:span text:style-name="T4">1 noviembre del año 2023</text:span>, por lo que concluirá <text:span text:style-name="T4">hasta el pago de la totalidad del adeudo</text:span>. </text:p>
      <text:p text:style-name="P1"/>
      <text:p text:style-name="P3"><text:span text:style-name="T4"><text:tab/>QUINTA.-</text:span> COMPETENCIA. En caso de surgir alguna controversia para la interpretación o cumplimiento del presente contrato l<text:span text:style-name="T4">os prestamistas de común acuerdo nombran a Ruben Saucedo Nuñez como representante legal de todo y cada uno de <text:s/>las acciones legales a que haya lugar</text:span>. </text:p>
      <text:p text:style-name="P1"/>
      <text:p text:style-name="P1"/>
      <text:p text:style-name="P1"/>
      <text:p text:style-name="P1"/>
      <text:p text:style-name="P1"/>
      <text:p text:style-name="P5"><text:s/>_____________________ <text:s text:c="75"/>_______________</text:p>
      <text:p text:style-name="P5"><text:s text:c="14"/>TESTIGO <text:s text:c="95"/>TESTIGO</text:p>
      <text:p text:style-name="P6"/>
      <text:p text:style-name="P6">PRESTAMISTAS</text:p>
      <text:p text:style-name="P6"/>
      <text:p text:style-name="P6"/>
      <text:p text:style-name="P4"/>
      <text:p text:style-name="P4"/>
      <text:p text:style-name="P4"/>
      <text:p text:style-name="P4"/>
      <text:p text:style-name="P4">RUBEN SAUCEDO NÚÑEZ <text:s text:c="63"/>OCIEL NÚÑEZ SÁNCHEZ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HILDA NÚÑEZ SÁNCHEZ <text:s text:c="62"/>GLORIA NÚÑEZ SÁNCHEZ</text:p>
      <text:p text:style-name="P4"/>
      <text:p text:style-name="P6">PRESTATARIO</text:p>
      <text:p text:style-name="P6"/>
      <text:p text:style-name="P6"/>
      <text:p text:style-name="P6"/>
      <text:p text:style-name="P6"/>
      <text:p text:style-name="P6"/>
      <text:p text:style-name="P6">EDGAR GUERRERO NÚÑEZ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30T16:00:45.360000000</meta:creation-date>
    <dc:date>2025-07-06T15:23:45.860000000</dc:date>
    <meta:editing-duration>PT9H31M28S</meta:editing-duration>
    <meta:editing-cycles>5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27" meta:word-count="562" meta:character-count="3698" meta:non-whitespace-character-count="2825"/>
  </office:meta>
</office:document-meta>
</file>